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C0000001BBB15A4D6.jpg" manifest:media-type="image/jpeg"/>
  <manifest:file-entry manifest:full-path="Pictures/100000000000001C0000001CD0CD127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8.501cm" table:align="margins" style:shadow="none"/>
    </style:style>
    <style:style style:name="Tabella2.A" style:family="table-column">
      <style:table-column-properties style:column-width="1.244cm" style:rel-column-width="705*"/>
    </style:style>
    <style:style style:name="Tabella2.B" style:family="table-column">
      <style:table-column-properties style:column-width="1.561cm" style:rel-column-width="885*"/>
    </style:style>
    <style:style style:name="Tabella2.C" style:family="table-column">
      <style:table-column-properties style:column-width="0.953cm" style:rel-column-width="540*"/>
    </style:style>
    <style:style style:name="Tabella2.E" style:family="table-column">
      <style:table-column-properties style:column-width="2.593cm" style:rel-column-width="1470*"/>
    </style:style>
    <style:style style:name="Tabella2.F" style:family="table-column">
      <style:table-column-properties style:column-width="5.292cm" style:rel-column-width="3000*"/>
    </style:style>
    <style:style style:name="Tabella2.G" style:family="table-column">
      <style:table-column-properties style:column-width="6.112cm" style:rel-column-width="3465*"/>
    </style:style>
    <style:style style:name="Tabella2.H" style:family="table-column">
      <style:table-column-properties style:column-width="1.191cm" style:rel-column-width="675*"/>
    </style:style>
    <style:style style:name="Tabella2.I" style:family="table-column">
      <style:table-column-properties style:column-width="3.916cm" style:rel-column-width="2220*"/>
    </style:style>
    <style:style style:name="Tabella2.J" style:family="table-column">
      <style:table-column-properties style:column-width="2.487cm" style:rel-column-width="1410*"/>
    </style:style>
    <style:style style:name="Tabella2.K" style:family="table-column">
      <style:table-column-properties style:column-width="2.201cm" style:rel-column-width="1248*"/>
    </style:style>
    <style:style style:name="Tabella2.A1" style:family="table-cell">
      <style:table-cell-properties style:vertical-align="middle"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E1" style:family="table-cell">
      <style:table-cell-properties style:vertical-align="middle"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H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ella2.A2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E2" style:family="table-cell">
      <style:table-cell-properties style:vertical-align="middle"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la2.H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2.K2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097cm" fo:border-left="0.05pt solid #000000" fo:border-right="none" fo:border-top="none" fo:border-bottom="0.05pt solid #000000"/>
    </style:style>
    <style:style style:name="Tabella2.B4" style:family="table-cell">
      <style:table-cell-properties fo:padding="0.097cm" fo:border-left="0.05pt solid #000000" fo:border-right="none" fo:border-top="none" fo:border-bottom="0.05pt solid #000000"/>
    </style:style>
    <style:style style:name="Tabella2.C4" style:family="table-cell">
      <style:table-cell-properties fo:padding="0.097cm" fo:border-left="0.05pt solid #000000" fo:border-right="none" fo:border-top="none" fo:border-bottom="0.05pt solid #000000"/>
    </style:style>
    <style:style style:name="Tabella2.D4" style:family="table-cell">
      <style:table-cell-properties fo:padding="0.097cm" fo:border-left="0.05pt solid #000000" fo:border-right="none" fo:border-top="none" fo:border-bottom="0.05pt solid #000000"/>
    </style:style>
    <style:style style:name="Tabella2.E4" style:family="table-cell">
      <style:table-cell-properties fo:background-color="transparent" fo:padding="0cm" fo:border="0.05pt solid #000000">
        <style:background-image/>
      </style:table-cell-properties>
    </style:style>
    <style:style style:name="Tabella2.5" style:family="table-row">
      <style:table-row-properties style:min-row-height="0.22cm"/>
    </style:style>
    <style:style style:name="Tabella2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23.791cm" table:align="margins" style:shadow="none"/>
    </style:style>
    <style:style style:name="Tabella1.A" style:family="table-column">
      <style:table-column-properties style:column-width="2.593cm" style:rel-column-width="1470*"/>
    </style:style>
    <style:style style:name="Tabella1.B" style:family="table-column">
      <style:table-column-properties style:column-width="5.318cm" style:rel-column-width="3015*"/>
    </style:style>
    <style:style style:name="Tabella1.C" style:family="table-column">
      <style:table-column-properties style:column-width="6.085cm" style:rel-column-width="3450*"/>
    </style:style>
    <style:style style:name="Tabella1.D" style:family="table-column">
      <style:table-column-properties style:column-width="9.795cm" style:rel-column-width="5553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D2" style:family="table-cell">
      <style:table-cell-properties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9.795cm" table:align="margins"/>
    </style:style>
    <style:style style:name="Tabella3.A" style:family="table-column">
      <style:table-column-properties style:column-width="1.191cm" style:rel-column-width="675*"/>
    </style:style>
    <style:style style:name="Tabella3.B" style:family="table-column">
      <style:table-column-properties style:column-width="3.916cm" style:rel-column-width="2220*"/>
    </style:style>
    <style:style style:name="Tabella3.C" style:family="table-column">
      <style:table-column-properties style:column-width="2.487cm" style:rel-column-width="1410*"/>
    </style:style>
    <style:style style:name="Tabella3.D" style:family="table-column">
      <style:table-column-properties style:column-width="2.201cm" style:rel-column-width="1248*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D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60964" officeooo:paragraph-rsid="00860964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5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8fb24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Standard">
      <style:paragraph-properties fo:text-align="start" style:justify-single-word="false" fo:break-before="page" style:shadow="none"/>
      <style:text-properties style:font-name="Verdana" fo:font-size="9pt" fo:font-style="normal" style:text-underline-style="none" fo:font-weight="bold" officeooo:rsid="000f3f20" officeooo:paragraph-rsid="008fb24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Verdana" fo:font-size="9pt" style:font-name-asian="SimSun" style:font-size-asian="9pt" style:font-name-complex="Tahoma" style:font-size-complex="9pt"/>
    </style:style>
    <style:style style:name="P10" style:family="paragraph" style:parent-style-name="Table_20_Contents">
      <style:paragraph-properties fo:text-align="center" style:justify-single-word="false"/>
      <style:text-properties style:font-name="Verdana" fo:font-size="8pt" fo:font-weight="bold" officeooo:rsid="008fb24d" officeooo:paragraph-rsid="008fb24d" style:font-name-asian="SimSun" style:font-size-asian="8pt" style:font-weight-asian="bold" style:font-name-complex="Tahoma" style:font-size-complex="8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Verdana" fo:font-size="8pt" fo:font-weight="bold" officeooo:rsid="00908f7e" officeooo:paragraph-rsid="00908f7e" style:font-name-asian="SimSun" style:font-size-asian="8pt" style:font-weight-asian="bold" style:font-name-complex="Tahoma" style:font-size-complex="8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Verdana" fo:font-size="8pt" fo:font-weight="bold" officeooo:rsid="009af8db" officeooo:paragraph-rsid="00a232d1" style:font-name-asian="SimSun" style:font-size-asian="8pt" style:font-weight-asian="bold" style:font-name-complex="Tahoma" style:font-size-complex="8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Verdana" fo:font-size="8pt" fo:font-weight="bold" officeooo:rsid="009b96ac" officeooo:paragraph-rsid="009b96ac" style:font-name-asian="SimSun" style:font-size-asian="8pt" style:font-weight-asian="bold" style:font-name-complex="Tahoma" style:font-size-complex="8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Verdana" fo:font-size="8pt" fo:font-weight="bold" officeooo:rsid="009b96ac" officeooo:paragraph-rsid="00a232d1" style:font-name-asian="SimSun" style:font-size-asian="8pt" style:font-weight-asian="bold" style:font-name-complex="Tahoma" style:font-size-complex="8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Verdana" fo:font-size="8pt" fo:font-weight="bold" officeooo:rsid="00a0c502" officeooo:paragraph-rsid="00a0c502" style:font-name-asian="SimSun" style:font-size-asian="8pt" style:font-weight-asian="bold" style:font-name-complex="Tahoma" style:font-size-complex="8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Verdana" fo:font-size="8pt" fo:font-weight="bold" officeooo:rsid="00a232d1" officeooo:paragraph-rsid="00a232d1" style:font-name-asian="SimSun" style:font-size-asian="8pt" style:font-weight-asian="bold" style:font-name-complex="Tahoma" style:font-size-complex="8pt" style:font-weight-complex="bold"/>
    </style:style>
    <style:style style:name="P17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8fb24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908f7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9522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0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a0c50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a232d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2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0f3f20" officeooo:paragraph-rsid="009e0e8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3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0f3f20" officeooo:paragraph-rsid="00a232d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4" style:family="paragraph" style:parent-style-name="Table_20_Contents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3c366e" officeooo:paragraph-rsid="008fb24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font-style="normal" style:text-underline-style="none" officeooo:rsid="008fb24d" style:font-name-asian="SimSun" style:font-style-asian="normal" style:font-name-complex="Tahoma" style:font-style-complex="normal"/>
    </style:style>
    <style:style style:name="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T4" style:family="text">
      <style:text-properties officeooo:rsid="008fb24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placeholder text:placeholder-type="text">&lt;setLang('it_IT')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 table:number-columns-repeated="2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column table:style-name="Tabella2.K"/>
        <table:table-header-rows>
          <table:table-row>
            <table:table-cell table:style-name="Tabella2.A1" table:number-rows-spanned="2" office:value-type="string">
              <text:p text:style-name="P10">Padre</text:p>
            </table:table-cell>
            <table:table-cell table:style-name="Tabella2.A1" table:number-rows-spanned="2" office:value-type="string">
              <text:p text:style-name="P15">Da fare</text:p>
            </table:table-cell>
            <table:table-cell table:style-name="Tabella2.A1" table:number-rows-spanned="2" office:value-type="string">
              <text:p text:style-name="P10">Neg</text:p>
            </table:table-cell>
            <table:table-cell table:style-name="Tabella2.A1" table:number-rows-spanned="2" office:value-type="string">
              <text:p text:style-name="P10">DB</text:p>
            </table:table-cell>
            <table:table-cell table:style-name="Tabella2.E1" table:number-columns-spanned="3" office:value-type="string">
              <text:p text:style-name="P10">Semilavorati</text:p>
            </table:table-cell>
            <table:covered-table-cell/>
            <table:covered-table-cell/>
            <table:table-cell table:style-name="Tabella2.H1" table:number-columns-spanned="4" office:value-type="string">
              <text:p text:style-name="P11">Componenti</text:p>
            </table:table-cell>
            <table:covered-table-cell/>
            <table:covered-table-cell/>
            <table:covered-table-cell/>
          </table:table-row>
          <table:table-row>
            <table:covered-table-cell/>
            <table:covered-table-cell/>
            <table:covered-table-cell/>
            <table:covered-table-cell/>
            <table:table-cell table:style-name="Tabella2.E2" office:value-type="string">
              <text:p text:style-name="P16">#</text:p>
            </table:table-cell>
            <table:table-cell table:style-name="Tabella2.E2" office:value-type="string">
              <text:p text:style-name="P12">Codice</text:p>
            </table:table-cell>
            <table:table-cell table:style-name="Tabella2.E2" office:value-type="string">
              <text:p text:style-name="P16">Mag. - Produz.</text:p>
            </table:table-cell>
            <table:table-cell table:style-name="Tabella2.H2" office:value-type="string">
              <text:p text:style-name="P16">#</text:p>
            </table:table-cell>
            <table:table-cell table:style-name="Tabella2.H2" office:value-type="string">
              <text:p text:style-name="P14">Tubo</text:p>
            </table:table-cell>
            <table:table-cell table:style-name="Tabella2.H2" office:value-type="string">
              <text:p text:style-name="P13">Mag.</text:p>
            </table:table-cell>
            <table:table-cell table:style-name="Tabella2.K2" office:value-type="string">
              <text:p text:style-name="P13">OF</text:p>
            </table:table-cell>
          </table:table-row>
        </table:table-header-rows>
        <table:table-row>
          <table:table-cell table:style-name="Tabella2.A3" table:number-columns-spanned="11" office:value-type="string">
            <text:p text:style-name="P6"><text:text-input text:description="&lt;for each=&quot;(parent, record, hws) in get_object(data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4" office:value-type="string">
            <text:p text:style-name="P17"><text:placeholder text:placeholder-type="text">&lt;parent&gt;</text:placeholder></text:p>
          </table:table-cell>
          <table:table-cell table:style-name="Tabella2.B4" office:value-type="string">
            <text:p text:style-name="P20"><text:placeholder text:placeholder-type="text">&lt;record[2] - record[1]&gt;</text:placeholder></text:p>
          </table:table-cell>
          <table:table-cell table:style-name="Tabella2.C4" office:value-type="string">
            <text:p text:style-name="P24"><text:placeholder text:placeholder-type="text">&lt;if test="not record[3]"&gt;</text:placeholder><draw:frame draw:style-name="fr1" draw:name="Immagine4" text:anchor-type="as-char" svg:width="0.349cm" svg:height="0.349cm" draw:z-index="0"><draw:image xlink:href="Pictures/100000000000001C0000001CD0CD127B.jpg" xlink:type="simple" xlink:show="embed" xlink:actuate="onLoad"/></draw:frame><text:placeholder text:placeholder-type="text">&lt;/if&gt;</text:placeholder><text:placeholder text:placeholder-type="text">&lt;if test="record[3]"&gt;</text:placeholder><draw:frame draw:style-name="fr1" draw:name="Immagine6" text:anchor-type="as-char" svg:width="0.349cm" svg:height="0.3cm" draw:z-index="1"><draw:image xlink:href="Pictures/100000000000001C0000001BBB15A4D6.jpg" xlink:type="simple" xlink:show="embed" xlink:actuate="onLoad"/></draw:frame><text:placeholder text:placeholder-type="text">&lt;/if&gt;</text:placeholder></text:p>
          </table:table-cell>
          <table:table-cell table:style-name="Tabella2.D4" office:value-type="string">
            <text:p text:style-name="P24"><text:placeholder text:placeholder-type="text">&lt;if test="not record[4]"&gt;</text:placeholder><draw:frame draw:style-name="fr1" draw:name="Immagine5" text:anchor-type="as-char" svg:width="0.349cm" svg:height="0.349cm" draw:z-index="2"><draw:image xlink:href="Pictures/100000000000001C0000001CD0CD127B.jpg" xlink:type="simple" xlink:show="embed" xlink:actuate="onLoad"/></draw:frame><text:placeholder text:placeholder-type="text">&lt;/if&gt;</text:placeholder><text:placeholder text:placeholder-type="text">&lt;if test="record[4]"&gt;</text:placeholder><draw:frame draw:style-name="fr1" draw:name="Immagine7" text:anchor-type="as-char" svg:width="0.349cm" svg:height="0.3cm" draw:z-index="3"><draw:image xlink:href="Pictures/100000000000001C0000001BBB15A4D6.jpg" xlink:type="simple" xlink:show="embed" xlink:actuate="onLoad"/></draw:frame><text:placeholder text:placeholder-type="text">&lt;/if&gt;</text:placeholder></text:p>
          </table:table-cell>
          <table:table-cell table:style-name="Tabella2.E4" table:number-columns-spanned="7" office:value-type="string">
            <table:table table:name="Tabella1" table:style-name="Tabella1">
              <table:table-column table:style-name="Tabella1.A"/>
              <table:table-column table:style-name="Tabella1.B"/>
              <table:table-column table:style-name="Tabella1.C"/>
              <table:table-column table:style-name="Tabella1.D"/>
              <table:table-row>
                <table:table-cell table:style-name="Tabella1.A1" table:number-columns-spanned="3" office:value-type="string">
                  <text:p text:style-name="P18"><text:placeholder text:placeholder-type="text">&lt;for each="hw in hws"&gt;</text:placeholder></text:p>
                </table:table-cell>
                <table:covered-table-cell/>
                <table:covered-table-cell/>
                <table:table-cell table:style-name="Tabella1.D1" office:value-type="string">
                  <text:p text:style-name="P9"/>
                </table:table-cell>
              </table:table-row>
              <table:table-row>
                <table:table-cell table:style-name="Tabella1.A2" office:value-type="string">
                  <text:p text:style-name="P18"/>
                </table:table-cell>
                <table:table-cell table:style-name="Tabella1.A2" office:value-type="string">
                  <text:p text:style-name="P21"><text:placeholder text:placeholder-type="text">&lt;hw.default_code&gt;</text:placeholder></text:p>
                </table:table-cell>
                <table:table-cell table:style-name="Tabella1.A2" office:value-type="string">
                  <text:p text:style-name="P23"><text:placeholder text:placeholder-type="text">&lt;get_hw(hw)[0] - get_hw(hw)[1] &gt;</text:placeholder></text:p>
                </table:table-cell>
                <table:table-cell table:style-name="Tabella1.D2" office:value-type="string">
                  <text:p text:style-name="P19"><text:placeholder text:placeholder-type="text">&lt;for each="cmpt in hw.half_bom_ids"&gt;</text:placeholder></text:p>
                  <table:table table:name="Tabella3" table:style-name="Tabella3">
                    <table:table-column table:style-name="Tabella3.A"/>
                    <table:table-column table:style-name="Tabella3.B"/>
                    <table:table-column table:style-name="Tabella3.C"/>
                    <table:table-column table:style-name="Tabella3.D"/>
                    <table:table-row>
                      <table:table-cell table:style-name="Tabella3.A1" office:value-type="string">
                        <text:p text:style-name="P21"><text:placeholder text:placeholder-type="text">&lt;cmpt.product_qty&gt;</text:placeholder></text:p>
                      </table:table-cell>
                      <table:table-cell table:style-name="Tabella3.A1" office:value-type="string">
                        <text:p text:style-name="P21"><text:placeholder text:placeholder-type="text">&lt;cmpt.product_id.default_code&gt;</text:placeholder></text:p>
                      </table:table-cell>
                      <table:table-cell table:style-name="Tabella3.A1" office:value-type="string">
                        <text:p text:style-name="P22"><text:placeholder text:placeholder-type="text">&lt;cmpt.product_id.mx_net_qty&gt;</text:placeholder></text:p>
                      </table:table-cell>
                      <table:table-cell table:style-name="Tabella3.D1" office:value-type="string">
                        <text:p text:style-name="P22"><text:placeholder text:placeholder-type="text">&lt;cmpt.product_id.mx_of_in&gt;</text:placeholder></text:p>
                      </table:table-cell>
                    </table:table-row>
                  </table:table>
                  <text:p text:style-name="P19"><text:placeholder text:placeholder-type="text">&lt;/for&gt;</text:placeholder></text:p>
                </table:table-cell>
              </table:table-row>
              <table:table-row>
                <table:table-cell table:style-name="Tabella1.A2" table:number-columns-spanned="3" office:value-type="string">
                  <text:p text:style-name="P18"><text:placeholder text:placeholder-type="text">&lt;/for&gt;</text:placeholder></text:p>
                </table:table-cell>
                <table:covered-table-cell/>
                <table:covered-table-cell/>
                <table:table-cell table:style-name="Tabella1.D3" office:value-type="string">
                  <text:p text:style-name="P9"/>
                </table:table-cell>
              </table:table-row>
            </table:table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5" table:number-columns-spanned="11" office:value-type="string">
            <text:p text:style-name="P8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60964" officeooo:paragraph-rsid="00860964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officeooo:rsid="008fb24d" style:font-name-asian="SimSun" style:font-style-asian="normal" style:font-name-complex="Tahoma" style:font-style-complex="normal"/>
    </style:style>
    <style:style style:name="M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MT4" style:family="text">
      <style:text-properties officeooo:rsid="008fb24d"/>
    </style:style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 </text:span><text:span text:style-name="MT2">Controllo produzioni codice padre</text:span></text:p>
        <text:p text:style-name="MP2">Filtro: <text:span text:style-name="MT3"><text:placeholder text:placeholder-type="text">&lt;get_filter(data)&gt;</text:placeholder></text:span></text:p>
      </style:header>
      <style:footer>
        <text:p text:style-name="MP3"><text:span text:style-name="MT4">Nota: I semilavorati sono indicati includendo il consumo presente in tutti i codici padre</text:span></text:p>
        <text:p text:style-name="MP4">Stampa effettuata il <text:span text:style-name="MT1"><text:placeholder text:placeholder-type="text">&lt;get_date()&gt;</text:placeholder></text:span><text:tab/> <text:s text:c="48"/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1-23T16:10:48.944342675</dc:date>
    <dc:creator>thebrush </dc:creator>
    <meta:editing-duration>PT16H34M22S</meta:editing-duration>
    <meta:editing-cycles>148</meta:editing-cycles>
    <meta:document-statistic meta:table-count="3" meta:image-count="4" meta:object-count="0" meta:page-count="1" meta:paragraph-count="34" meta:word-count="84" meta:character-count="763" meta:non-whitespace-character-count="667"/>
  </office:meta>
</office:document-meta>
</file>